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314C4182BE93BDAB52F.png" manifest:media-type="image/png"/>
  <manifest:file-entry manifest:full-path="Pictures/100002010000031400000314289E46CD5A4DCD67.png" manifest:media-type="image/png"/>
  <manifest:file-entry manifest:full-path="Pictures/10000201000003130000031358EE811A62266589.png" manifest:media-type="image/png"/>
  <manifest:file-entry manifest:full-path="Pictures/1000020100000314000003145BDBD1ED1FBABF84.png" manifest:media-type="image/png"/>
  <manifest:file-entry manifest:full-path="Pictures/1000020100000313000003138C415DDBA37AD00E.png" manifest:media-type="image/png"/>
  <manifest:file-entry manifest:full-path="Pictures/1000020100000313000003130FFCC88FE80A92FE.png" manifest:media-type="image/png"/>
  <manifest:file-entry manifest:full-path="Pictures/1000020100000314000003140CBA84ADD1A0DE0A.png" manifest:media-type="image/png"/>
  <manifest:file-entry manifest:full-path="Pictures/1000020100000313000003137C55FB7C1E800E6D.png" manifest:media-type="image/png"/>
  <manifest:file-entry manifest:full-path="Pictures/100002010000031300000313749DDC82013380A3.png" manifest:media-type="image/png"/>
  <manifest:file-entry manifest:full-path="Pictures/1000020100000313000003139D5C8C5B1A7359D8.png" manifest:media-type="image/png"/>
  <manifest:file-entry manifest:full-path="Pictures/100002010000031300000313512F808DD1ED7D8D.png" manifest:media-type="image/png"/>
  <manifest:file-entry manifest:full-path="Pictures/10000201000003060000012FC3C5BEC21B7C9FEE.png" manifest:media-type="image/png"/>
  <manifest:file-entry manifest:full-path="Pictures/1000020100000303000002E8CF2A9EFC017A51BE.png" manifest:media-type="image/png"/>
  <manifest:file-entry manifest:full-path="Pictures/1000020100000305000002FE0B0BCF59337F1D79.png" manifest:media-type="image/png"/>
  <manifest:file-entry manifest:full-path="Pictures/1000020100000482000002E6DFD3AD2F93325E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ffff" draw:marker-start="Circle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end"/>
    </style:style>
    <style:style style:name="P8" style:family="paragraph">
      <style:paragraph-properties fo:text-align="center"/>
    </style:style>
    <style:style style:name="T1" style:family="text"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Calibri" fo:font-size="20pt" fo:font-weight="bold" fo:background-color="#ffffff" style:font-size-asian="20pt" style:font-weight-asian="bold" style:font-size-complex="20pt" style:font-weight-complex="bold"/>
    </style:style>
    <style:style style:name="T3" style:family="text">
      <style:text-properties fo:color="#ffffff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863cm" svg:height="11.744cm" svg:x="7.569cm" svg:y="4.956cm">
          <draw:image xlink:href="Pictures/100002010000031400000314289E46CD5A4DCD67.png" xlink:type="simple" xlink:show="embed" xlink:actuate="onLoad" loext:mime-type="image/png">
            <text:p/>
          </draw:image>
        </draw:frame>
        <draw:frame draw:style-name="gr2" draw:text-style-name="P3" draw:layer="layout" svg:width="13.2cm" svg:height="0.962cm" svg:x="6.9cm" svg:y="0.638cm">
          <draw:text-box>
            <text:p text:style-name="P2"><text:span text:style-name="T1">0b</text:span><text:span text:style-name="T2">1</text:span><text:span text:style-name="T1">11</text:span><text:span text:style-name="T2">1</text:span><text:span text:style-name="T1">1111111111111111</text:span><text:span text:style-name="T2">1</text:span><text:span text:style-name="T1">11111111111</text:span></text:p>
          </draw:text-box>
        </draw:frame>
        <draw:line draw:style-name="gr3" draw:text-style-name="P1" draw:layer="layout" svg:x1="9.4cm" svg:y1="5.2cm" svg:x2="8.2cm" svg:y2="1.6cm">
          <text:p/>
        </draw:line>
        <draw:line draw:style-name="gr3" draw:text-style-name="P1" draw:layer="layout" svg:x1="18.4cm" svg:y1="5.2cm" svg:x2="9.4cm" svg:y2="1.6cm">
          <text:p/>
        </draw:line>
        <draw:line draw:style-name="gr3" draw:text-style-name="P1" draw:layer="layout" svg:x1="8.6cm" svg:y1="12.6cm" svg:x2="15.4cm" svg:y2="1.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6.663cm" svg:height="6.596cm" svg:x="0.337cm" svg:y="0.4cm">
          <draw:image xlink:href="Pictures/10000201000003130000031358EE811A62266589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4000003145BDBD1ED1FBABF84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3000003130FFCC88FE80A92FE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4000003140CBA84ADD1A0DE0A.png" xlink:type="simple" xlink:show="embed" xlink:actuate="onLoad" loext:mime-type="image/png">
            <text:p/>
          </draw:image>
        </draw:frame>
        <draw:frame draw:style-name="gr2" draw:text-style-name="P4" draw:layer="layout" svg:width="9.2cm" svg:height="0.962cm" svg:x="7cm" svg:y="0.438cm">
          <draw:text-box>
            <text:p><text:span text:style-name="T3">0b11111111111000000001111111111111</text:span></text:p>
          </draw:text-box>
        </draw:frame>
        <draw:frame draw:style-name="gr1" draw:text-style-name="P1" draw:layer="layout" svg:width="6.8cm" svg:height="6.8cm" svg:x="0.32cm" svg:y="10.9cm">
          <draw:image xlink:href="Pictures/100002010000031400000314C4182BE93BDAB52F.png" xlink:type="simple" xlink:show="embed" xlink:actuate="onLoad" loext:mime-type="image/png">
            <text:p/>
          </draw:image>
        </draw:frame>
        <draw:frame draw:style-name="gr5" draw:text-style-name="P4" draw:layer="layout" svg:width="9.2cm" svg:height="1.738cm" svg:x="12.2cm" svg:y="3.838cm">
          <draw:text-box>
            <text:p text:style-name="P5"><text:span text:style-name="T3">ЧЁРНЫЕ</text:span><text:span text:style-name="T3"><text:line-break/></text:span><text:span text:style-name="T3"><text:line-break/></text:span><text:span text:style-name="T3">0b1111111111100000000000000000000</text:span></text:p>
          </draw:text-box>
        </draw:frame>
        <draw:frame draw:style-name="gr6" draw:text-style-name="P6" draw:layer="layout" svg:width="9.4cm" svg:height="2.234cm" svg:x="12cm" svg:y="9.838cm">
          <draw:text-box>
            <text:p text:style-name="P5"><text:span text:style-name="T3">БЕЛЫЕ</text:span><text:span text:style-name="T3"><text:line-break/></text:span><text:span text:style-name="T3"><text:line-break/></text:span><text:span text:style-name="T3">0b000000000000000000001111111111111</text:span></text:p>
          </draw:text-box>
        </draw:frame>
        <draw:frame draw:style-name="gr5" draw:text-style-name="P4" draw:layer="layout" svg:width="9.2cm" svg:height="1.738cm" svg:x="12.2cm" svg:y="15.938cm">
          <draw:text-box>
            <text:p text:style-name="P5"><text:span text:style-name="T3">ДАМКИ</text:span><text:span text:style-name="T3"><text:line-break/></text:span><text:span text:style-name="T3"><text:line-break/></text:span><text:span text:style-name="T3">0b000000000000000000000000000000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6.663cm" svg:height="6.596cm" svg:x="0.337cm" svg:y="0.4cm">
          <draw:image xlink:href="Pictures/1000020100000313000003138C415DDBA37AD00E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3000003137C55FB7C1E800E6D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300000313749DDC82013380A3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3000003139D5C8C5B1A7359D8.png" xlink:type="simple" xlink:show="embed" xlink:actuate="onLoad" loext:mime-type="image/png">
            <text:p/>
          </draw:image>
        </draw:frame>
        <draw:frame draw:style-name="gr2" draw:text-style-name="P4" draw:layer="layout" svg:width="9.2cm" svg:height="0.962cm" svg:x="7cm" svg:y="0.438cm">
          <draw:text-box>
            <text:p><text:span text:style-name="T3">0b01011100100100111000010000100000</text:span></text:p>
          </draw:text-box>
        </draw:frame>
        <draw:frame draw:style-name="gr1" draw:text-style-name="P1" draw:layer="layout" svg:width="6.8cm" svg:height="6.8cm" svg:x="0.32cm" svg:y="10.9cm">
          <draw:image xlink:href="Pictures/100002010000031300000313512F808DD1ED7D8D.png" xlink:type="simple" xlink:show="embed" xlink:actuate="onLoad" loext:mime-type="image/png">
            <text:p/>
          </draw:image>
        </draw:frame>
        <draw:frame draw:style-name="gr5" draw:text-style-name="P4" draw:layer="layout" svg:width="9.2cm" svg:height="1.738cm" svg:x="12.2cm" svg:y="3.838cm">
          <draw:text-box>
            <text:p text:style-name="P5"><text:span text:style-name="T3">ЧЁРНЫЕ</text:span><text:span text:style-name="T3"><text:line-break/></text:span><text:span text:style-name="T3"><text:line-break/></text:span><text:span text:style-name="T3">0b00011100100000001000010000000000</text:span></text:p>
          </draw:text-box>
        </draw:frame>
        <draw:frame draw:style-name="gr6" draw:text-style-name="P6" draw:layer="layout" svg:width="9.4cm" svg:height="2.234cm" svg:x="12cm" svg:y="9.838cm">
          <draw:text-box>
            <text:p text:style-name="P5"><text:span text:style-name="T3">БЕЛЫЕ</text:span><text:span text:style-name="T3"><text:line-break/></text:span><text:span text:style-name="T3"><text:line-break/></text:span><text:span text:style-name="T3">0b01000000000100110000000000100000</text:span></text:p>
          </draw:text-box>
        </draw:frame>
        <draw:frame draw:style-name="gr5" draw:text-style-name="P4" draw:layer="layout" svg:width="9.2cm" svg:height="1.738cm" svg:x="12.2cm" svg:y="15.938cm">
          <draw:text-box>
            <text:p text:style-name="P5"><text:span text:style-name="T3">ДАМКИ</text:span><text:span text:style-name="T3"><text:line-break/></text:span><text:span text:style-name="T3"><text:line-break/></text:span><text:span text:style-name="T3">0b010000000000000000000100001000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7" draw:layer="layout" svg:width="26.395cm" svg:height="13.12cm" svg:x="0.303cm" svg:y="2.44cm">
          <draw:image xlink:href="../cutting-algorythm-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1" draw:layer="layout" svg:width="20.478cm" svg:height="8.016cm" svg:x="3.261cm" svg:y="4.992cm">
          <draw:image xlink:href="Pictures/10000201000003060000012FC3C5BEC21B7C9FE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7" draw:text-style-name="P8" draw:layer="layout" svg:width="17.604cm" svg:height="16.989cm" svg:x="4.698cm" svg:y="0.506cm">
          <draw:image xlink:href="Pictures/1000020100000303000002E8CF2A9EFC017A51B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7" draw:text-style-name="P8" draw:layer="layout" svg:width="17.155cm" svg:height="17cm" svg:x="4.923cm" svg:y="0.5cm">
          <draw:image xlink:href="Pictures/1000020100000305000002FE0B0BCF59337F1D7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7" draw:text-style-name="P8" draw:layer="layout" svg:width="24.885cm" svg:height="16cm" svg:x="1.058cm" svg:y="1cm">
          <draw:image xlink:href="Pictures/1000020100000482000002E6DFD3AD2F93325E4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54cm" fo:margin-bottom="0cm" fo:text-indent="0cm"/>
      <style:text-properties fo:font-size="31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39cm" fo:margin-bottom="0cm" fo:text-indent="0cm"/>
      <style:text-properties fo:font-size="27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24cm" fo:margin-bottom="0cm" fo:text-indent="0cm"/>
      <style:text-properties fo:font-size="22.7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Обычный-backgroundobjects">
      <style:graphic-properties draw:auto-grow-height="false" fo:min-height="1.086cm"/>
    </style:style>
    <style:style style:name="Mpr2" style:family="presentation" style:parent-style-name="Обычный-backgroundobjects">
      <style:graphic-properties draw:auto-grow-height="false" fo:min-height="1.485cm"/>
    </style:style>
    <style:style style:name="Mpr3" style:family="presentation" style:parent-style-name="Обычный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4.298cm" svg:height="3.006cm" svg:x="1.349cm" svg:y="0.716cm" presentation:class="title" presentation:placeholder="true">
        <draw:text-box/>
      </draw:frame>
      <draw:frame presentation:style-name="Обычный-outline1" draw:layer="backgroundobjects" svg:width="24.298cm" svg:height="10.438cm" svg:x="1.349cm" svg:y="4.208cm" presentation:class="outline" presentation:placeholder="true">
        <draw:text-box/>
      </draw:frame>
      <draw:frame presentation:style-name="Mpr1" draw:text-style-name="MP1" draw:layer="backgroundobjects" svg:width="6.288cm" svg:height="1.239cm" svg:x="1.347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39cm" svg:x="9.232cm" svg:y="16.3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88cm" svg:height="1.239cm" svg:x="19.357cm" svg:y="16.395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2:55:53.011936214</meta:creation-date>
    <meta:editing-duration>PT19H30M43S</meta:editing-duration>
    <meta:editing-cycles>15</meta:editing-cycles>
    <meta:generator>LibreOffice/6.1.2.1$Windows_x86 LibreOffice_project/65905a128db06ba48db947242809d14d3f9a93fe</meta:generator>
    <meta:initial-creator>Виктор Юрьевич Шахов</meta:initial-creator>
    <dc:date>2018-10-23T12:05:46.460000000</dc:date>
    <meta:document-statistic meta:object-count="65"/>
  </office:meta>
</office:document-meta>
</file>